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1B7F0000268E60A73223.svm"/>
  <manifest:file-entry manifest:media-type="" manifest:full-path="Pictures/2000000700001DDF0000256B29F3FA7A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itätsbits: </text:p>
      <text:p text:style-name="P1"><text:span text:style-name="T1">Extrabits als Prüfbits zu jedem Frame (Bsp. 1, bei gerader Anzahl 1en)</text:span></text:p>
      <text:p text:style-name="P1"><text:span text:style-name="T1">2-D Parität : Prüfbits für jeweils xte stelle in aufeinanderfolgenden Frames und Prüfbit für "Prüfbitframe":</text:span></text:p>
      <text:p text:style-name="P1"><draw:frame draw:style-name="fr1" draw:name="Grafik1" text:anchor-type="paragraph" svg:width="4.68cm" svg:height="6.562cm" draw:z-index="0"><draw:image xlink:href="Pictures/2000000700001B7F0000268E60A73223.svm" xlink:type="simple" xlink:show="embed" xlink:actuate="onLoad"/></draw:frame>CRC(Cyclic Redundancy Check):</text:p>
      <text:p text:style-name="P1"><draw:frame draw:style-name="fr2" draw:name="Grafik2" text:anchor-type="paragraph" svg:x="5.738cm" svg:y="1.461cm" svg:width="5.521cm" svg:height="6.916cm" draw:z-index="1"><draw:image xlink:href="Pictures/2000000700001DDF0000256B29F3FA7A.svm" xlink:type="simple" xlink:show="embed" xlink:actuate="onLoad"/></draw:frame><text:span text:style-name="T1">Frame wird durch "CRC-Generator" geteilt (Polynomdivision mit EXOR)<text:line-break/>Rest wird hinten an Frame angehängt so, dass Gesamtframe(mit Prüfbits) durch Generator teilbar ist. Bsp:</text:span></text:p>
      <text:p text:style-name="P1"><text:span text:style-name="T1">Oft benutzter Generator is sogenannter "CRC-16"</text:span></text:p>
      <text:p text:style-name="P1"><text:span text:style-name="T1"/></text:p>
      <text:p text:style-name="P1"><text:span text:style-name="T1">Verlusterkennung durch ACKnowledgements im Header eines Zurückgesandten Frames (Siehe TCP/IP) ACK hat Timeout -&gt; nachsendung nach uneingetroffenem ACK</text:span></text:p>
      <text:p text:style-name="P1"><text:span text:style-name="T1">-Sequenznummer und Acknowledgementnummer</text:span></text:p>
      <text:p text:style-name="P1"><text:span text:style-name="T1"/></text:p>
      <text:p text:style-name="P1"><text:span text:style-name="T1">Akkumulatives Acknowledgement(bei TCP)</text:span></text:p>
      <text:p text:style-name="P1"><text:span text:style-name="T1"><text:tab/>-ACK für Frame n gilt auch für Frames kleiner als n</text:span></text:p>
      <text:p text:style-name="P1"><text:span text:style-name="T1">Negative Acknowledgements:</text:span></text:p>
      <text:p text:style-name="P1"><text:span text:style-name="T1"><text:tab/>-Wenn bei Ankunfr von Frame n, Frame m&lt;n noch aussteht wird ein NACK statt einem <text:tab/>ACK geschickt</text:span></text:p>
      <text:p text:style-name="P1"><text:span text:style-name="T1">Selektives Acknowledgement:</text:span></text:p>
      <text:p text:style-name="P1"><text:span text:style-name="T1"><text:tab/>-ACK für Frame n gilt nur für Frame n</text:span></text:p>
      <text:p text:style-name="P1"><text:span text:style-name="T1">Anzahlsequenznummern : <text:tab/>wenn RWS = 1 ; SWS +1</text:span></text:p>
      <text:p text:style-name="P1"><text:span text:style-name="T1"><text:tab/><text:tab/><text:tab/><text:tab/>wenn RWS = SWS; SWS*2</text:span></text:p>
      <text:p text:style-name="P1"><text:span text:style-name="T1">RWS = Reciever Windows Size; SWS = Sender Windows Size</text:span></text:p>
      <text:p text:style-name="P1"><text:span text:style-name="T1"/></text:p>
      <text:p text:style-name="P1"><text:soft-page-break/><text:span text:style-name="T1">Stop and Wait: SWS und RWS = 1</text:span></text:p>
      <text:p text:style-name="P1"><text:span text:style-name="T1">Schlechte Leitungsauslastung, außer mehrere logische Kanäle werden per Multiplexing parrallel übertragen</text:span></text:p>
      <text:p text:style-name="P1"><text:span text:style-name="T1"/></text:p>
      <text:p text:style-name="P1">CSMA/CD Algorithmus:<text:span text:style-name="T1"> </text:span></text:p>
      <text:p text:style-name="P1"><text:span text:style-name="T1">Warten mit Backoffstrategie: Ding mit Jamsign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32S</meta:editing-duration>
    <meta:editing-cycles>14</meta:editing-cycles>
    <meta:generator>OpenOffice.org/3.4.1$Win32 OpenOffice.org_project/341m1$Build-9593</meta:generator>
    <dc:date>2013-10-08T13:35:13.32</dc:date>
    <meta:document-statistic meta:table-count="0" meta:image-count="2" meta:object-count="0" meta:page-count="2" meta:paragraph-count="21" meta:word-count="176" meta:character-count="1233"/>
    <meta:user-defined meta:name="Info 1"/>
    <meta:user-defined meta:name="Info 2"/>
    <meta:user-defined meta:name="Info 3"/>
    <meta:user-defined meta:name="Info 4"/>
  </office:meta>
</office:document-meta>
</file>